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4.064cm"/>
    </style:style>
    <style:style style:name="gr6" style:family="graphic" style:parent-style-name="standard">
      <style:graphic-properties draw:stroke="none" svg:stroke-color="#000000" draw:fill="none" draw:fill-color="#ffffff" fo:min-height="2.15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.047cm"/>
    </style:style>
    <style:style style:name="P5" style:family="paragraph">
      <style:paragraph-properties fo:margin-left="0cm" fo:margin-right="0cm" fo:text-align="center" fo:text-indent="0.047cm"/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2cm" svg:height="1.524cm" svg:x="4.812cm" svg:y="5.445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2cm" svg:height="1.651cm" svg:x="5.193cm" svg:y="20.685cm">
          <text:p text:style-name="P1">Item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6cm" svg:height="1.524cm" svg:x="11.795cm" svg:y="11.414cm">
          <text:p text:style-name="P1">Bud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75cm" svg:height="2.159cm" svg:x="4.429cm" svg:y="1.254cm">
          <text:p text:style-name="P1"><text:span text:style-name="T1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02cm" svg:height="2.159cm" svg:x="7.858cm" svg:y="1.381cm">
          <text:p text:style-name="P1">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21cm" svg:height="2.032cm" svg:x="0.873cm" svg:y="5.953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572cm" svg:y1="5.445cm" svg:x2="5.699cm" svg:y2="3.413cm">
          <text:p/>
        </draw:line>
        <draw:line draw:style-name="gr3" draw:text-style-name="P1" draw:layer="layout" svg:x1="7.096cm" svg:y1="5.445cm" svg:x2="8.493cm" svg:y2="3.286cm">
          <text:p/>
        </draw:line>
        <draw:line draw:style-name="gr3" draw:text-style-name="P1" draw:layer="layout" svg:x1="4.81cm" svg:y1="6.334cm" svg:x2="3.794cm" svg:y2="6.842cm">
          <text:p/>
        </draw:line>
        <draw:custom-shape draw:style-name="gr2" draw:text-style-name="P1" draw:layer="layout" svg:width="2.54cm" svg:height="2.921cm" svg:x="8.747cm" svg:y="6.08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7.604cm" svg:y1="6.334cm" svg:x2="9.128cm" svg:y2="6.969cm">
          <text:p/>
        </draw:line>
        <draw:line draw:style-name="gr3" draw:text-style-name="P1" draw:layer="layout" svg:x1="10.906cm" svg:y1="7.858cm" svg:x2="12.811cm" svg:y2="11.414cm">
          <text:p/>
        </draw:line>
        <draw:custom-shape draw:style-name="gr2" draw:text-style-name="P1" draw:layer="layout" svg:width="2.54cm" svg:height="2.794cm" svg:x="7.731cm" svg:y="14.843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9.382cm" svg:y1="15.224cm" svg:x2="11.922cm" svg:y2="12.303cm">
          <text:p/>
        </draw:line>
        <draw:line draw:style-name="gr3" draw:text-style-name="P1" draw:layer="layout" svg:x1="8.874cm" svg:y1="17.51cm" svg:x2="7.731cm" svg:y2="20.685cm">
          <text:p/>
        </draw:line>
        <draw:custom-shape draw:style-name="gr2" draw:text-style-name="P2" draw:layer="layout" svg:width="2.667cm" svg:height="2.286cm" svg:x="12.176cm" svg:y="7.35cm">
          <text:p text:style-name="P1"><text:span text:style-name="T1">budge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94cm" svg:height="2.286cm" svg:x="16.24cm" svg:y="8.874cm">
          <text:p text:style-name="P1">end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048cm" svg:height="2.667cm" svg:x="15.351cm" svg:y="4.937cm">
          <text:p text:style-name="P1">start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83cm" svg:height="2.794cm" svg:x="16.417cm" svg:y="11.668cm">
          <text:p text:style-name="P1">currentTo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2.921cm" svg:x="14.208cm" svg:y="14.462cm">
          <text:p text:style-name="P1">avgSpentWeek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83cm" svg:height="2.54cm" svg:x="10.398cm" svg:y="13.573cm">
          <text:p text:style-name="P1">originalTo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7cm" svg:y1="11.414cm" svg:x2="13.7cm" svg:y2="9.509cm">
          <text:p/>
        </draw:line>
        <draw:line draw:style-name="gr3" draw:text-style-name="P1" draw:layer="layout" svg:x1="14.589cm" svg:y1="11.414cm" svg:x2="16.113cm" svg:y2="7.477cm">
          <text:p/>
        </draw:line>
        <draw:line draw:style-name="gr3" draw:text-style-name="P1" draw:layer="layout" svg:x1="16.494cm" svg:y1="10.779cm" svg:x2="14.843cm" svg:y2="11.668cm">
          <text:p/>
        </draw:line>
        <draw:line draw:style-name="gr3" draw:text-style-name="P1" draw:layer="layout" svg:x1="16.494cm" svg:y1="13.065cm" svg:x2="14.843cm" svg:y2="12.557cm">
          <text:p/>
        </draw:line>
        <draw:line draw:style-name="gr3" draw:text-style-name="P1" draw:layer="layout" svg:x1="15.986cm" svg:y1="14.462cm" svg:x2="14.716cm" svg:y2="12.938cm">
          <text:p/>
        </draw:line>
        <draw:line draw:style-name="gr3" draw:text-style-name="P1" draw:layer="layout" svg:x1="12.811cm" svg:y1="13.7cm" svg:x2="13.192cm" svg:y2="12.938cm">
          <text:p/>
        </draw:line>
        <draw:custom-shape draw:style-name="gr2" draw:text-style-name="P1" draw:layer="layout" svg:width="2.286cm" svg:height="1.397cm" svg:x="4.175cm" svg:y="18.145cm">
          <text:p text:style-name="P1">st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86cm" svg:height="1.397cm" svg:x="1.889cm" svg:y="22.59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8cm" svg:height="1.397cm" svg:x="5.319cm" svg:y="24.114cm">
          <text:p text:style-name="P1">price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86cm" svg:height="1.397cm" svg:x="2.143cm" svg:y="20.05cm">
          <text:p text:style-name="P2"><text:span text:style-name="T1">ite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86cm" svg:height="1.397cm" svg:x="9.382cm" svg:y="18.78cm">
          <text:p text:style-name="P1">al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99cm" svg:height="1.397cm" svg:x="9.001cm" svg:y="21.32cm">
          <text:p text:style-name="P1">expiration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07cm" svg:height="2.032cm" svg:x="8.493cm" svg:y="23.606cm">
          <text:p text:style-name="P1">dateOf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08cm" svg:y1="20.685cm" svg:x2="5.699cm" svg:y2="19.415cm">
          <text:p/>
        </draw:line>
        <draw:line draw:style-name="gr3" draw:text-style-name="P1" draw:layer="layout" svg:x1="5.191cm" svg:y1="21.066cm" svg:x2="4.429cm" svg:y2="20.812cm">
          <text:p/>
        </draw:line>
        <draw:line draw:style-name="gr3" draw:text-style-name="P1" draw:layer="layout" svg:x1="5.191cm" svg:y1="22.336cm" svg:x2="4.048cm" svg:y2="22.971cm">
          <text:p/>
        </draw:line>
        <draw:line draw:style-name="gr3" draw:text-style-name="P1" draw:layer="layout" svg:x1="6.334cm" svg:y1="24.114cm" svg:x2="6.461cm" svg:y2="22.336cm">
          <text:p/>
        </draw:line>
        <draw:line draw:style-name="gr3" draw:text-style-name="P1" draw:layer="layout" svg:x1="9.255cm" svg:y1="23.86cm" svg:x2="7.731cm" svg:y2="22.336cm">
          <text:p/>
        </draw:line>
        <draw:line draw:style-name="gr3" draw:text-style-name="P1" draw:layer="layout" svg:x1="9.001cm" svg:y1="21.955cm" svg:x2="7.985cm" svg:y2="21.828cm">
          <text:p/>
        </draw:line>
        <draw:line draw:style-name="gr3" draw:text-style-name="P1" draw:layer="layout" svg:x1="9.636cm" svg:y1="19.923cm" svg:x2="7.985cm" svg:y2="20.812cm">
          <text:p/>
        </draw:line>
        <draw:custom-shape draw:style-name="gr2" draw:text-style-name="P3" draw:layer="layout" svg:width="3.429cm" svg:height="2.921cm" svg:x="3.54cm" svg:y="9.001cm">
          <text:p text:style-name="P3">permi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74cm" svg:y1="7.604cm" svg:x2="6.207cm" svg:y2="9.255cm">
          <text:p/>
        </draw:line>
        <draw:custom-shape draw:style-name="gr2" draw:text-style-name="P3" draw:layer="layout" svg:width="2.794cm" svg:height="2.159cm" svg:x="7.985cm" svg:y="10.144cm">
          <text:p text:style-name="P3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795cm" svg:y1="11.668cm" svg:x2="10.779cm" svg:y2="11.287cm">
          <text:p/>
        </draw:line>
      </draw:page>
      <draw:page draw:name="page2" draw:style-name="dp1" draw:master-page-name="Default">
        <draw:frame draw:style-name="gr5" draw:text-style-name="P4" draw:layer="layout" svg:width="18.923cm" svg:height="8.072cm" svg:x="1cm" svg:y="9.636cm">
          <draw:text-box>
            <text:p text:style-name="P3">users(<text:span text:style-name="T1">userId</text:span>,userName,password)</text:p>
            <text:p text:style-name="P3"/>
            <text:p text:style-name="P3">access(<text:span text:style-name="T1">userId</text:span>,owner_of,can_write,can_read)</text:p>
            <text:p text:style-name="P3"/>
            <text:p text:style-name="P3">userstobudgets(<text:span text:style-name="T1">userId,budgetId</text:span><text:span text:style-name="T2">,permission</text:span><text:span text:style-name="T1">)</text:span></text:p>
            <text:p text:style-name="P3"><text:span text:style-name="T1"/></text:p>
            <text:p text:style-name="P3"><text:span text:style-name="T2">budgets(</text:span><text:span text:style-name="T1">budgetId</text:span><text:span text:style-name="T2">,name,startDate, endDate, currentTotal,</text:span></text:p>
            <text:p text:style-name="P3"><text:span text:style-name="T2">AvgSpentWeekly, originalTotal)</text:span></text:p>
            <text:p text:style-name="P3"><text:span text:style-name="T2"/></text:p>
            <text:p text:style-name="P3"><text:span text:style-name="T2">items(</text:span><text:span text:style-name="T1">itemId</text:span><text:span text:style-name="T2">, BudgetId, stock, name, price, alert,</text:span></text:p>
            <text:p text:style-name="P3"><text:span text:style-name="T2">ExpirationDate, dateOfPurchase) <text:s text:c="2"/></text:span></text:p>
          </draw:text-box>
        </draw:frame>
        <draw:frame draw:style-name="gr6" draw:text-style-name="P5" draw:layer="layout" svg:width="19.041cm" svg:height="2.409cm" svg:x="1cm" svg:y="1cm">
          <draw:text-box>
            <text:p text:style-name="P3"><text:span text:style-name="T3">Relational Data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5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2T16:04:28.122933501</meta:creation-date>
    <dc:date>2013-12-04T19:23:29.189455600</dc:date>
    <meta:editing-duration>PT26M39S</meta:editing-duration>
    <meta:editing-cycles>10</meta:editing-cycles>
    <meta:generator>LibreOffice/4.1.0.4$Linux_x86 LibreOffice_project/410m0$Build-4</meta:generator>
    <meta:document-statistic meta:object-count="47"/>
  </office:meta>
</office:document-meta>
</file>